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26a7" officeooo:paragraph-rsid="001b26a7" style:font-weight-asian="bold" style:font-weight-complex="bold"/>
    </style:style>
    <style:style style:name="P2" style:family="paragraph" style:parent-style-name="Standard">
      <style:text-properties fo:font-weight="normal" officeooo:rsid="001b26a7" officeooo:paragraph-rsid="001b26a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INPUT Code:</text:p>
      <text:p text:style-name="P1"/>
      <text:p text:style-name="P1"/>
      <text:p text:style-name="P2">import java.io.IOException;</text:p>
      <text:p text:style-name="P2">import java.util.StringTokenizer;</text:p>
      <text:p text:style-name="P2"/>
      <text:p text:style-name="P2">import org.apache.hadoop.conf.Configuration;</text:p>
      <text:p text:style-name="P2">import org.apache.hadoop.fs.Path;</text:p>
      <text:p text:style-name="P2"/>
      <text:p text:style-name="P2">import org.apache.hadoop.io.IntWritable;</text:p>
      <text:p text:style-name="P2">import org.apache.hadoop.io.Text;</text:p>
      <text:p text:style-name="P2"/>
      <text:p text:style-name="P2">import org.apache.hadoop.mapreduce.Job;</text:p>
      <text:p text:style-name="P2">import org.apache.hadoop.mapreduce.Mapper;</text:p>
      <text:p text:style-name="P2">import org.apache.hadoop.mapreduce.Reducer;</text:p>
      <text:p text:style-name="P2"/>
      <text:p text:style-name="P2">import org.apache.hadoop.mapreduce.lib.input.FileInputFormat;</text:p>
      <text:p text:style-name="P2">import org.apache.hadoop.mapreduce.lib.output.FileOutputFormat;</text:p>
      <text:p text:style-name="P2"/>
      <text:p text:style-name="P2">public class WordCount {</text:p>
      <text:p text:style-name="P2"/>
      <text:p text:style-name="P2"><text:s text:c="4"/>public static class TokenizerMapper</text:p>
      <text:p text:style-name="P2"><text:s text:c="12"/>extends Mapper&lt;Object, Text, Text, IntWritable&gt; {</text:p>
      <text:p text:style-name="P2"/>
      <text:p text:style-name="P2"><text:s text:c="8"/>private final static IntWritable one = new IntWritable(1);</text:p>
      <text:p text:style-name="P2"><text:s text:c="8"/>private Text word = new Text();</text:p>
      <text:p text:style-name="P2"/>
      <text:p text:style-name="P2"><text:s text:c="8"/>public void map(Object key, Text value, Context context)</text:p>
      <text:p text:style-name="P2"><text:s text:c="16"/>throws IOException, InterruptedException {</text:p>
      <text:p text:style-name="P2"/>
      <text:p text:style-name="P2"><text:s text:c="12"/>StringTokenizer itr = new StringTokenizer(value.toString());</text:p>
      <text:p text:style-name="P2"/>
      <text:p text:style-name="P2"><text:s text:c="12"/>while (itr.hasMoreTokens()) {</text:p>
      <text:p text:style-name="P2"><text:s text:c="16"/>word.set(itr.nextToken());</text:p>
      <text:p text:style-name="P2"><text:s text:c="16"/>context.write(word, one);</text:p>
      <text:p text:style-name="P2"><text:s text:c="12"/>}</text:p>
      <text:p text:style-name="P2"><text:s text:c="8"/>}</text:p>
      <text:p text:style-name="P2"><text:s text:c="4"/>}</text:p>
      <text:p text:style-name="P2"/>
      <text:p text:style-name="P2"><text:s text:c="4"/>public static class IntSumReducer</text:p>
      <text:p text:style-name="P2"><text:s text:c="12"/>extends Reducer&lt;Text, IntWritable, Text, IntWritable&gt; {</text:p>
      <text:p text:style-name="P2"/>
      <text:p text:style-name="P2"><text:s text:c="8"/>private IntWritable result = new IntWritable();</text:p>
      <text:p text:style-name="P2"/>
      <text:p text:style-name="P2"><text:s text:c="8"/>public void reduce(Text key, Iterable&lt;IntWritable&gt; values,</text:p>
      <text:p text:style-name="P2"><text:s text:c="27"/>Context context)</text:p>
      <text:p text:style-name="P2"><text:s text:c="16"/>throws IOException, InterruptedException {</text:p>
      <text:p text:style-name="P2"/>
      <text:p text:style-name="P2"><text:s text:c="12"/>int sum = 0;</text:p>
      <text:p text:style-name="P2"><text:s text:c="12"/>for (IntWritable val : values) {</text:p>
      <text:p text:style-name="P2"><text:s text:c="16"/>sum += val.get();</text:p>
      <text:p text:style-name="P2"><text:soft-page-break/><text:s text:c="12"/>}</text:p>
      <text:p text:style-name="P2"/>
      <text:p text:style-name="P2"><text:s text:c="12"/>result.set(sum);</text:p>
      <text:p text:style-name="P2"><text:s text:c="12"/>context.write(key, result);</text:p>
      <text:p text:style-name="P2"><text:s text:c="8"/>}</text:p>
      <text:p text:style-name="P2"><text:s text:c="4"/>}</text:p>
      <text:p text:style-name="P2"/>
      <text:p text:style-name="P2"><text:s text:c="4"/>public static void main(String[] args) throws Exception {</text:p>
      <text:p text:style-name="P2"/>
      <text:p text:style-name="P2"><text:s text:c="8"/>Configuration conf = new Configuration();</text:p>
      <text:p text:style-name="P2"><text:s text:c="8"/>Job job = Job.getInstance(conf, "word count");</text:p>
      <text:p text:style-name="P2"/>
      <text:p text:style-name="P2"><text:s text:c="8"/>job.setJarByClass(WordCount.class);</text:p>
      <text:p text:style-name="P2"><text:s text:c="8"/>job.setMapperClass(TokenizerMapper.class);</text:p>
      <text:p text:style-name="P2"><text:s text:c="8"/>job.setCombinerClass(IntSumReducer.class);</text:p>
      <text:p text:style-name="P2"><text:s text:c="8"/>job.setReducerClass(IntSumReducer.class);</text:p>
      <text:p text:style-name="P2"/>
      <text:p text:style-name="P2"><text:s text:c="8"/>job.setOutputKeyClass(Text.class);</text:p>
      <text:p text:style-name="P2"><text:s text:c="8"/>job.setOutputValueClass(IntWritable.class);</text:p>
      <text:p text:style-name="P2"/>
      <text:p text:style-name="P2"><text:s text:c="8"/>FileInputFormat.addInputPath(job, new Path(args[0]));</text:p>
      <text:p text:style-name="P2"><text:s text:c="8"/>FileOutputFormat.setOutputPath(job, new Path(args[1]));</text:p>
      <text:p text:style-name="P2"/>
      <text:p text:style-name="P2"><text:s text:c="8"/>System.exit(job.waitForCompletion(true) ? 0 : 1);</text:p>
      <text:p text:style-name="P2"><text:s text:c="4"/>}</text:p>
      <text:p text:style-name="P2">}</text:p>
      <text:p text:style-name="P1"/>
      <text:p text:style-name="P1"/>
      <text:p text:style-name="P1">INPUT STRING:</text:p>
      <text:p text:style-name="P1"/>
      <text:p text:style-name="P2">hello hadoop hello world big data hadoop </text:p>
      <text:p text:style-name="P1"/>
      <text:p text:style-name="P1"/>
      <text:p text:style-name="P1">OUTPUT:</text:p>
      <text:p text:style-name="P1"/>
      <text:p text:style-name="P2">big<text:tab/>1</text:p>
      <text:p text:style-name="P2">data<text:tab/>1</text:p>
      <text:p text:style-name="P2">hadoop 2</text:p>
      <text:p text:style-name="P2">hello<text:tab/>2</text:p>
      <text:p text:style-name="P2">world<text:tab/>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6T12:58:49.757587949</meta:creation-date>
    <dc:date>2026-04-06T13:02:44.610665198</dc:date>
    <meta:editing-duration>PT3M55S</meta:editing-duration>
    <meta:editing-cycles>1</meta:editing-cycles>
    <meta:document-statistic meta:table-count="0" meta:image-count="0" meta:object-count="0" meta:page-count="2" meta:paragraph-count="62" meta:word-count="183" meta:character-count="2294" meta:non-whitespace-character-count="1777"/>
    <meta:generator>LibreOffice/7.3.7.2$Linux_X86_64 LibreOffice_project/30$Build-2</meta:generator>
  </office:meta>
</office:document-meta>
</file>